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0000" loext:opacity="100%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padding="0cm" fo:border="none" fo:keep-with-next="auto"/>
      <style:text-properties fo:color="#ff0000" loext:opacity="100%" fo:font-size="12pt" fo:font-weight="bold" style:font-size-asian="12pt" style:font-weight-asian="bold" style:font-size-complex="12pt"/>
    </style:style>
    <style:style style:name="P8" style:family="paragraph" style:parent-style-name="Standard" style:master-page-name="Standard">
      <style:paragraph-properties fo:text-align="center" style:justify-single-word="false" style:page-number="1"/>
      <style:text-properties fo:color="#ff0000" loext:opacity="100%" fo:font-size="12pt" fo:font-weight="bold" style:font-size-asian="12pt" style:font-weight-asian="bold" style:font-size-complex="12pt"/>
    </style:style>
    <style:style style:name="P9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paragraph-rsid="00133ea6" style:font-size-asian="12pt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paragraph-rsid="00164e49" style:font-size-asian="12pt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18192e" officeooo:paragraph-rsid="0018192e" style:font-size-asian="12pt" style:font-size-complex="12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18a528"/>
    </style:style>
    <style:style style:name="P16" style:family="paragraph" style:parent-style-name="Standard">
      <style:paragraph-properties fo:text-align="justify" style:justify-single-word="false"/>
      <style:text-properties officeooo:paragraph-rsid="0018e54a"/>
    </style:style>
    <style:style style:name="T1" style:family="text">
      <style:text-properties fo:color="#ff0000" loext:opacity="100%" fo:font-size="12pt" fo:font-weight="bold" style:font-size-asian="12pt" style:font-weight-asian="bold" style:font-size-complex="12pt"/>
    </style:style>
    <style:style style:name="T2" style:family="text">
      <style:text-properties fo:color="#ff0000" loext:opacity="100%" fo:font-size="12pt" fo:font-weight="bold" officeooo:rsid="0018a528" style:font-size-asian="12pt" style:font-weight-asian="bold" style:font-size-complex="12pt"/>
    </style:style>
    <style:style style:name="T3" style:family="text">
      <style:text-properties fo:color="#ff0000" loext:opacity="100%" fo:font-size="12pt" fo:font-weight="bold" officeooo:rsid="0018e54a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8a528" style:font-size-asian="12pt" style:font-size-complex="12pt"/>
    </style:style>
    <style:style style:name="T6" style:family="text">
      <style:text-properties fo:font-size="12pt" officeooo:rsid="0018e54a" style:font-size-asian="12pt" style:font-size-complex="12pt"/>
    </style:style>
    <style:style style:name="T7" style:family="text">
      <style:text-properties officeooo:rsid="0011af69"/>
    </style:style>
    <style:style style:name="T8" style:family="text">
      <style:text-properties officeooo:rsid="00133ea6"/>
    </style:style>
    <style:style style:name="T9" style:family="text">
      <style:text-properties officeooo:rsid="00153745"/>
    </style:style>
    <style:style style:name="T10" style:family="text">
      <style:text-properties officeooo:rsid="00154b75"/>
    </style:style>
    <style:style style:name="T11" style:family="text">
      <style:text-properties officeooo:rsid="00164e49"/>
    </style:style>
    <style:style style:name="T12" style:family="text">
      <style:text-properties officeooo:rsid="0018a5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QUISITOS DE SOFTWARE</text:p>
      <text:p text:style-name="P6"/>
      <text:p text:style-name="P6">DESCRIÇÃO INICIAL DO SISTEMA</text:p>
      <text:p text:style-name="P2"/>
      <text:list xml:id="list2295272198" text:style-name="WWNum1">
        <text:list-item>
          <text:p text:style-name="P9">O que? Inicialmente será uma aplicação Web.</text:p>
        </text:list-item>
        <text:list-item>
          <text:p text:style-name="P9">Pra que? <text:span text:style-name="T7">Rede social focada no mercado de games</text:span>.</text:p>
        </text:list-item>
        <text:list-item>
          <text:p text:style-name="P9">Por quê? <text:span text:style-name="T7">Permitir gerenciar e controlar uma listagem de jogos</text:span>.</text:p>
        </text:list-item>
        <text:list-item>
          <text:p text:style-name="P9">Como? Seguindo mesmo modelo de listar itens, como por exemplo o “MyAnimeList”.</text:p>
        </text:list-item>
      </text:list>
      <text:p text:style-name="P2"/>
      <text:p text:style-name="P1"/>
      <text:p text:style-name="P6">LEVANTAMENTO DOS REQUISITOS DO SISTEMA</text:p>
      <text:p text:style-name="P6"/>
      <text:p text:style-name="P6">FUNCIONALIDADES</text:p>
      <text:p text:style-name="P11"><text:span text:style-name="T8">O sistema deverá permitir que o usuário cadastre seu histórico relacionado a jogos, informando em seguida o “Status” atual desse jogo, sendo eles: Jogando, Concluídos, Platinados (100% Conquistas), Pausados, Quero Jogar, Desisti, Fila de Plays e Favoritos.</text:span> O <text:span text:style-name="T8">programa</text:span> deverá ser modificado e aperfeiçoado quando atingir o objetivo inicial, que seria <text:span text:style-name="T9">possuir perfis para cada usuário e adicionar amigos</text:span>. </text:p>
      <text:p text:style-name="P3"/>
      <text:p text:style-name="P7">INTERFACES</text:p>
      <text:p text:style-name="P12">Os dados de entrada serão preenchidos <text:span text:style-name="T10">praticamente de forma automática,</text:span> <text:span text:style-name="T10">sendo necessário apenas informar o nome do jogo e o seu “Status” atual</text:span>. Os dados de saída não serão encaminhados para nenhum outro sistema, ficarão armazenados apenas no <text:span text:style-name="T11">nosso</text:span> banco de dado<text:span text:style-name="T11">s</text:span>. Por enquanto não há um modo pré-estabelecido no qual os dados serão formatados.</text:p>
      <text:p text:style-name="P3"/>
      <text:p text:style-name="P7">DOCUMENTAÇÃO</text:p>
      <text:p text:style-name="P3">Será necessário apenas um tutorial online, que ficará disponível de forma online no próprio site e explicará a utilização básica do sistema. Esse tutorial será destinado para qualquer pessoa que tenha dificuldade nas operações básicas.</text:p>
      <text:p text:style-name="P13">Para os desenvolvedores será necessário uma documentação completa, sendo elas, além dos requisitos de software, os seguintes itens:</text:p>
      <text:p text:style-name="P13">Documento de Requisitos, Casos de Uso, Protótipos, Diagramas de Classe UML.</text:p>
      <text:p text:style-name="P3"/>
      <text:p text:style-name="P7">DADOS</text:p>
      <text:p text:style-name="P3">Todos os dados de entrada e saída serão do tipo string. Não existe fluxo definido ou tempo de armazenamento para cada tipo de dado.</text:p>
      <text:p text:style-name="P3"/>
      <text:p text:style-name="P7">RECURSOS</text:p>
      <text:p text:style-name="P3">Para construir a aplicação, será necessário apenas um computador e muita disposição do desenvolvedor. Para manter o sistema funcionando, será necessário o pagamento do Firebase. <text:span text:style-name="T12">Inicialmente os</text:span> desenvolvedores precisarão conhecer pelo menos <text:span text:style-name="T12">Java Orientado a Objetos e a aplicação dos Padrões de Projeto</text:span>. No <text:soft-page-break/>ambiente de desenvolvimento não será necessário um ambiente físico. Não há limite de tempo para desenvolvimento.</text:p>
      <text:p text:style-name="P3"/>
      <text:p text:style-name="P7">SEGURANÇA</text:p>
      <text:p text:style-name="P3">Deverão ser feitos backups diários, reduzindo o risco de perda de dados para apenas algumas poucas horas. As cópias de segurança deverão ser armazenadas em um outro local, por questões de segurança. </text:p>
      <text:p text:style-name="P3"/>
      <text:p text:style-name="P7">GARANTIA DA QUALIDADE</text:p>
      <text:p text:style-name="P3">O sistema deve estar sempre disponível. Também deverá ocorrer pelo menos uma manutenção a cada um mês, inicialmente. Serão criados logs para acompanhamento de possíveis erros que possam ocorrer no sistema. As manutenções além de corretivas, também serão adaptativas e perfectivas.</text:p>
      <text:p text:style-name="P3"/>
      <text:p text:style-name="P7">REGISTRO DAS FUNCIONALIDADES</text:p>
      <text:p text:style-name="P7"/>
      <text:p text:style-name="P7">REQUISITOS FUNCIONAIS</text:p>
      <text:p text:style-name="P5"><text:span text:style-name="T4">[RF001] O sistema deve </text:span><text:span text:style-name="T1">Permitir o cadastro de registros de itens </text:span><text:span text:style-name="T2">(jogos)</text:span></text:p>
      <text:p text:style-name="P5"><text:span text:style-name="T4">[RF002] O sistema deve </text:span><text:span text:style-name="T1">Permitir que o usuário </text:span><text:span text:style-name="T2">altere a qualquer momento o Status do item</text:span></text:p>
      <text:p text:style-name="P4"><text:span text:style-name="T4">[RF003] O sistema deve </text:span><text:span text:style-name="T1">Permitir a exclusão de registros de itens</text:span></text:p>
      <text:p text:style-name="P4"><text:span text:style-name="T4">[RF004] O sistema deve </text:span><text:span text:style-name="T1">Permitir a </text:span><text:span text:style-name="T3">solicitação de</text:span><text:span text:style-name="T1"> alteração de registros de itens</text:span></text:p>
      <text:p text:style-name="P15"><text:span text:style-name="T4">[RF005] O sistema deve </text:span><text:span text:style-name="T1">Permitir adicionar </text:span><text:span text:style-name="T2">comentários</text:span><text:span text:style-name="T1"> nos registros de itens</text:span></text:p>
      <text:p text:style-name="P15"><text:span text:style-name="T4">[RF00</text:span><text:span text:style-name="T5">6</text:span><text:span text:style-name="T4">] O sistema deve </text:span><text:span text:style-name="T1">Permitir adicionar </text:span><text:span text:style-name="T2">outro usuário como amigo</text:span></text:p>
      <text:p text:style-name="P15"><text:span text:style-name="T4">[RF00</text:span><text:span text:style-name="T5">7</text:span><text:span text:style-name="T4">] O sistema deve </text:span><text:span text:style-name="T1">Permitir </text:span><text:span text:style-name="T2">visualizar informações sobre os jogos cadastrados na base de dados do sistema</text:span></text:p>
      <text:p text:style-name="P16"><text:span text:style-name="T4">[RF00</text:span><text:span text:style-name="T5">8</text:span><text:span text:style-name="T4">] O sistema deve </text:span><text:span text:style-name="T1">Permitir </text:span><text:span text:style-name="T2">solicitar a adição de jogos que ainda não estão na base de dados</text:span></text:p>
      <text:p text:style-name="P15"><text:span text:style-name="T4">[RF00</text:span><text:span text:style-name="T6">9</text:span><text:span text:style-name="T4">] O sistema deve </text:span><text:span text:style-name="T1">Permitir </text:span><text:span text:style-name="T3">visualizar o perfil de um outro usuário</text:span></text:p>
      <text:p text:style-name="P4"/>
      <text:p text:style-name="P3"/>
      <text:p text:style-name="P7">REQUISITOS NÃO FUNCIONAIS</text:p>
      <text:p text:style-name="P5"><text:span text:style-name="T4">[NF001] O sistema deve </text:span><text:span text:style-name="T1">Ser fácil de utilizar</text:span></text:p>
      <text:p text:style-name="P5"><text:span text:style-name="T4">[NF002] O sistema deve </text:span><text:span text:style-name="T1">Ter fácil manutenção</text:span></text:p>
      <text:p text:style-name="P4"><text:span text:style-name="T4">[NF003] O sistema deve </text:span><text:span text:style-name="T1">Ser fácil de implementar novas funcionalidades</text:span></text:p>
      <text:p text:style-name="P4"><text:span text:style-name="T4">[NF004] O sistema deve </text:span><text:span text:style-name="T1">Estar sempre disponível</text:span></text:p>
      <text:p text:style-name="P2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2-23T05:55:33.659000000</dc:date>
    <meta:editing-duration>PT23M41S</meta:editing-duration>
    <meta:editing-cycles>7</meta:editing-cycles>
    <meta:document-statistic meta:table-count="0" meta:image-count="0" meta:object-count="0" meta:page-count="2" meta:paragraph-count="39" meta:word-count="558" meta:character-count="3621" meta:non-whitespace-character-count="3104"/>
  </office:meta>
</office:document-meta>
</file>